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acb0" officeooo:paragraph-rsid="000facb0"/>
    </style:style>
    <style:style style:name="P2" style:family="paragraph" style:parent-style-name="Standard">
      <style:text-properties fo:language="en" fo:country="US" officeooo:rsid="000f7b14" officeooo:paragraph-rsid="000f7b14"/>
    </style:style>
    <style:style style:name="P3" style:family="paragraph" style:parent-style-name="Standard">
      <style:text-properties fo:language="en" fo:country="US" officeooo:rsid="000f7b14" officeooo:paragraph-rsid="001007e9"/>
    </style:style>
    <style:style style:name="P4" style:family="paragraph" style:parent-style-name="Standard">
      <style:text-properties fo:language="en" fo:country="US"/>
    </style:style>
    <style:style style:name="P5" style:family="paragraph" style:parent-style-name="Standard">
      <style:text-properties fo:language="en" fo:country="US" officeooo:rsid="000facb0" officeooo:paragraph-rsid="000facb0"/>
    </style:style>
    <style:style style:name="P6" style:family="paragraph" style:parent-style-name="Standard">
      <style:text-properties fo:language="en" fo:country="US" officeooo:rsid="00106c04" officeooo:paragraph-rsid="00106c04"/>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05.2025</text:p>
      <text:p text:style-name="P2"/>
      <text:p text:style-name="P3">I found some works, I could reference to in my research. Both of them are from APA and are discussing the question, whether videogames lead to more violence or not:</text:p>
      <text:p text:style-name="P4"/>
      <text:p text:style-name="P4">Violence in the media: Psychologists study potential harmful effects</text:p>
      <text:p text:style-name="Standard"><text:a xlink:type="simple" xlink:href="https://www.apa.org/topics/video-games/violence-harmful-effects" text:style-name="Internet_20_link" text:visited-style-name="Visited_20_Internet_20_Link"><text:span text:style-name="T1">https://www.apa.org/topics/video-games/violence-harmful-effects</text:span></text:a></text:p>
      <text:p text:style-name="P4"/>
      <text:p text:style-name="P4">Virtual violence</text:p>
      <text:p text:style-name="Standard"><text:a xlink:type="simple" xlink:href="https://www.apa.org/monitor/2010/12/virtual-violence" text:style-name="Internet_20_link" text:visited-style-name="Visited_20_Internet_20_Link"><text:span text:style-name="T1">https://www.apa.org/monitor/2010/12/virtual-violence</text:span></text:a></text:p>
      <text:p text:style-name="P4"/>
      <text:p text:style-name="P5">27.05.2025</text:p>
      <text:p text:style-name="P5"/>
      <text:p text:style-name="P5">I found a website of a community which «relives» Half Life 2 with the help of RTX Remix.</text:p>
      <text:p text:style-name="P1"><text:a xlink:type="simple" xlink:href="https://www.hl2rtx.com/" text:style-name="Internet_20_link" text:visited-style-name="Visited_20_Internet_20_Link"><text:span text:style-name="T1">https://www.hl2rtx.com/</text:span></text:a></text:p>
      <text:p text:style-name="P5"/>
      <text:p text:style-name="P5">They call themselves Orbifod Studios and have an X-account on which they upload news.</text:p>
      <text:p text:style-name="P1"><text:a xlink:type="simple" xlink:href="https://x.com/hl2rtxofficial" text:style-name="Internet_20_link" text:visited-style-name="Visited_20_Internet_20_Link"><text:span text:style-name="T1">https://x.com/hl2rtxofficial</text:span></text:a></text:p>
      <text:p text:style-name="P5"/>
      <text:p text:style-name="P6">Theory of how RTX Remix could possibly work:</text:p>
      <text:p text:style-name="P6">When RTX Remix is utilized to make a game use high-poly models instead of low-quality ones, it captures a scene of a game where you later manually replace everything you want to be different. The question is though, how does the game support high-poly models? NVIDIA wrote that it works only on PCs which have a graphic card of the RTX series. Additionally to that the game will start with new models only if you start it through RTX remix. Out of these facts I come up with the following theory: RTX Remix uses an other engine than the game itself which makes it possible to utilize textures and models of modern quality. It would also explain why it only works on RTX graphic cards. Probably the engine of RTX remix supports only NVIDIA RTX graphic cards.</text:p>
      <text:p text:style-name="P6"/>
      <text:p text:style-name="P6"><text:a xlink:type="simple" xlink:href="https://www.nvidia.com/en-us/geforce/rtx-remix/" text:style-name="Internet_20_link" text:visited-style-name="Visited_20_Internet_20_Link">https://www.nvidia.com/en-us/geforce/rtx-remix/</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7T10:19:46.923000000</meta:creation-date>
    <dc:date>2025-05-27T18:09:13.985000000</dc:date>
    <meta:editing-duration>PT37M19S</meta:editing-duration>
    <meta:editing-cycles>5</meta:editing-cycles>
    <meta:generator>LibreOffice/7.6.0.3$Windows_X86_64 LibreOffice_project/69edd8b8ebc41d00b4de3915dc82f8f0fc3b6265</meta:generator>
    <meta:document-statistic meta:table-count="0" meta:image-count="0" meta:object-count="0" meta:page-count="1" meta:paragraph-count="14" meta:word-count="225" meta:character-count="1455" meta:non-whitespace-character-count="1244"/>
  </office:meta>
</office:document-meta>
</file>